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98818CBF594ECFD825.png" manifest:media-type="image/png"/>
  <manifest:file-entry manifest:full-path="Pictures/10000000000004B2000002EFEE067082599BD9DC.png" manifest:media-type="image/png"/>
  <manifest:file-entry manifest:full-path="Pictures/10000000000004B2000001AAE3D1024FA3BAE84F.png" manifest:media-type="image/png"/>
  <manifest:file-entry manifest:full-path="Pictures/10000000000004B20000023E16B6FC9113645DD2.png" manifest:media-type="image/png"/>
  <manifest:file-entry manifest:full-path="Pictures/10000000000004B2000002385090771B3BC9F411.png" manifest:media-type="image/png"/>
  <manifest:file-entry manifest:full-path="Pictures/10000000000004B2000001DDBEBE50BE3E318D74.png" manifest:media-type="image/png"/>
  <manifest:file-entry manifest:full-path="Pictures/10000000000004B2000001FE3DC4D36E9D58FDE4.png" manifest:media-type="image/png"/>
  <manifest:file-entry manifest:full-path="Pictures/10000000000004B2000003A9574F6DB695A2C7CF.png" manifest:media-type="image/png"/>
  <manifest:file-entry manifest:full-path="Pictures/10000000000004B2000002DC9CD3FE047EF75132.png" manifest:media-type="image/png"/>
  <manifest:file-entry manifest:full-path="Pictures/10000000000004B2000002386B97252F2AF5E3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16cm, 0.857cm, 0.178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215cm" fo:wrap-option="no-wrap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2.037cm" fo:min-width="4.378cm" fo:wrap-option="no-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98cm, 5.768cm, 0.762cm, 0.25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86cm, 5.641cm, 0.763cm, 0.126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8cm, 5.641cm, 12.067cm, 0.126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3cm, 5.843cm, 0.921cm, 0.178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1.397cm" svg:y="1.52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3.618cm" svg:y="12.50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3.603cm" svg:y="12.50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7.174cm" svg:y1="12.505cm" svg:x2="18.571cm" svg:y2="12.505cm">
          <text:p/>
        </draw:line>
        <draw:frame draw:style-name="gr5" draw:text-style-name="P1" draw:layer="layout" svg:width="25.907cm" svg:height="5.714cm" svg:x="2.16cm" svg:y="18.415cm">
          <draw:image xlink:href="Pictures/10000000000004B2000001AAE3D1024FA3BAE84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9.591cm" svg:height="23.067cm" svg:x="1.651cm" svg:y="1.905cm">
          <draw:image xlink:href="Pictures/10000000000004B2000003A9574F6DB695A2C7CF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439cm" svg:y="3.937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30.988cm" svg:y="15.621cm">
          <text:p text:style-name="P2">Add a </text:p>
          <text:p text:style-name="P2">Classification</text:p>
          <text:p text:style-name="P2">From ITIS</text:p>
          <draw:enhanced-geometry svg:viewBox="0 0 21600 21600" draw:glue-points="10800 0 0 10800 10800 21600 21600 10800 ?f40 ?f41" draw:text-areas="0 0 21600 21600" draw:type="rectangular-callout" draw:modifiers="-1942.91457286432 -19915.27728085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15cm" svg:height="2.286cm" svg:x="31.269cm" svg:y="7.647cm">
          <text:p text:style-name="P2">Build you own</text:p>
          <text:p text:style-name="P2">Classification</text:p>
          <draw:enhanced-geometry svg:viewBox="0 0 21600 21600" draw:glue-points="10800 0 0 10800 10800 21600 21600 10800 ?f40 ?f41" draw:text-areas="0 0 21600 21600" draw:type="rectangular-callout" draw:modifiers="-2562.07137858642 38260.4285089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Default">
        <draw:frame draw:style-name="gr1" draw:text-style-name="P1" draw:layer="layout" svg:width="31.802cm" svg:height="15.027cm" svg:x="1.345cm" svg:y="1.864cm">
          <draw:image xlink:href="Pictures/10000000000004B2000002385090771B3BC9F411.png" xlink:type="simple" xlink:show="embed" xlink:actuate="onLoad">
            <text:p/>
          </draw:image>
        </draw:frame>
        <draw:frame draw:style-name="gr1" draw:text-style-name="P1" draw:layer="layout" svg:width="31.802cm" svg:height="15.027cm" svg:x="1.397cm" svg:y="18.415cm">
          <draw:image xlink:href="Pictures/10000000000004B2000002386B97252F2AF5E3D0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05cm" svg:y="4.191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4.732cm" svg:y="22.098cm">
          <text:p text:style-name="P2">Add detail to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31090.2512562814 35587.83542039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" draw:text-style-name="P1" draw:layer="layout" svg:width="31.802cm" svg:height="19.367cm" svg:x="1.651cm" svg:y="2.096cm">
          <draw:image xlink:href="Pictures/10000000000004B2000002DC9CD3FE047EF75132.png" xlink:type="simple" xlink:show="embed" xlink:actuate="onLoad">
            <text:p/>
          </draw:image>
        </draw:frame>
        <draw:custom-shape draw:style-name="gr7" draw:text-style-name="P3" draw:layer="layout" svg:width="4.877cm" svg:height="2.286cm" svg:x="17.145cm" svg:y="5.207cm">
          <text:p text:style-name="P2">Modifications</text:p>
          <text:p text:style-name="P2">element</text:p>
          <draw:enhanced-geometry svg:viewBox="0 0 21600 21600" draw:glue-points="10800 0 0 10800 10800 21600 21600 10800 ?f40 ?f41" draw:text-areas="0 0 21600 21600" draw:type="rectangular-callout" draw:modifiers="-16963.8376383764 41282.72846523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8" draw:text-style-name="P1" draw:layer="layout" svg:width="25.78cm" svg:height="5.333cm" svg:x="2.159cm" svg:y="2.667cm">
          <draw:image xlink:href="Pictures/10000000000004B200000198818CBF594ECFD825.png" xlink:type="simple" xlink:show="embed" xlink:actuate="onLoad">
            <text:p/>
          </draw:image>
        </draw:frame>
        <draw:g>
          <draw:frame draw:style-name="gr9" draw:text-style-name="P1" draw:layer="layout" svg:width="26.034cm" svg:height="7.619cm" svg:x="2.54cm" svg:y="12.837cm">
            <draw:image xlink:href="Pictures/10000000000004B2000002EFEE067082599BD9DC.png" xlink:type="simple" xlink:show="embed" xlink:actuate="onLoad">
              <text:p/>
            </draw:image>
          </draw:frame>
          <draw:frame draw:style-name="gr10" draw:text-style-name="P1" draw:layer="layout" svg:width="26.034cm" svg:height="3.173cm" svg:x="2.54cm" svg:y="9.78cm">
            <draw:image xlink:href="Pictures/10000000000004B2000002EFEE067082599BD9DC.png" xlink:type="simple" xlink:show="embed" xlink:actuate="onLoad">
              <text:p/>
            </draw:image>
          </draw:frame>
        </draw:g>
      </draw:page>
      <draw:page draw:name="page6" draw:style-name="dp1" draw:master-page-name="Default">
        <draw:frame draw:style-name="gr11" draw:text-style-name="P2" draw:layer="layout" svg:width="25.78cm" svg:height="9.778cm" svg:x="1.524cm" svg:y="1.271cm">
          <draw:image xlink:href="Pictures/10000000000004B2000001FE3DC4D36E9D58FDE4.png" xlink:type="simple" xlink:show="embed" xlink:actuate="onLoad">
            <text:p/>
          </draw:image>
        </draw:frame>
        <draw:frame draw:style-name="gr12" draw:text-style-name="P2" draw:layer="layout" svg:width="31.802cm" svg:height="12.62cm" svg:x="1.726cm" svg:y="12.907cm">
          <draw:image xlink:href="Pictures/10000000000004B2000001DDBEBE50BE3E318D7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6-21T16:54:25.433587233</dc:date>
    <meta:editing-duration>P1DT3H56M50S</meta:editing-duration>
    <meta:editing-cycles>56</meta:editing-cycles>
    <meta:generator>LibreOffice/6.0.7.3$Linux_X86_64 LibreOffice_project/00m0$Build-3</meta:generator>
    <meta:document-statistic meta:object-count="21"/>
  </office:meta>
</office:document-meta>
</file>